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0+14.5+30+27+27+27+23+16+18+5+27+20+23+28+23+19+25+31+28+30+30+30+30+32+34+31+30+31+36+33+26+35+33+27+40+27+28+19+24+25+9+12+0+0+8.5+23+4+0+3+15+15+5=1147miles in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1-04T12:35:20.64</meta:creation-date>
    <meta:document-statistic meta:table-count="0" meta:image-count="0" meta:object-count="0" meta:page-count="1" meta:paragraph-count="1" meta:word-count="3" meta:character-count="168"/>
    <dc:date>2021-01-04T12:36:28.52</dc:date>
    <dc:creator>James Lombardi</dc:creator>
    <meta:editing-duration>PT1M9S</meta:editing-duration>
    <meta:editing-cycles>1</meta:editing-cycles>
    <meta:generator>OpenOffice/4.1.2$Win32 OpenOffice.org_project/412m3$Build-9782</meta:generator>
  </office:meta>
</office:document-meta>
</file>